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3:44:49.75">
            <text:p>2020/6/20 13:4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3:44:49.77">
            <text:p>2020/6/20 13:44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3:44:49.77">
            <text:p>2020/6/20 13:44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70]);&quot;)&quot;)" office:value-type="string" office:string-value="sn(49)">
            <text:p>sn(49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&amp;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&amp;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7.636cm" draw:caption-point-x="-0.61cm" draw:caption-point-y="1.523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table:style-name="ce44" office:value-type="string">
            <text:p>%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Breakthrough: Liquid Fuels at Room Temp by Converting CO2, Methane Directly</text:p>
          </table:table-cell>
          <table:table-cell table:style-name="ce47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47" office:value-type="string">
            <text:p>Oct 20, 2017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9">
            <text:p>39</text:p>
          </table:table-cell>
          <table:table-cell table:style-name="ce46" office:value-type="string">
            <text:p>簡単に始められる大気圧低温プラズマジェットの実験</text:p>
          </table:table-cell>
          <table:table-cell table:style-name="ce47" office:value-type="string">
            <text:p>http://www.kobe-kosen.ac.jp/activity/publication/kiyou/Kiyou11/Data/Vol50Paper087_092.pdf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2</text:p>
          </table:table-cell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31T16:13:58.24">
            <text:p>05.31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4">
          <table:table-cell table:style-name="ce44" office:value-type="string">
            <text:p>%</text:p>
          </table:table-cell>
          <table:table-cell table:style-name="ce45" office:value-type="float" office:value="39.1">
            <text:p>39.1</text:p>
          </table:table-cell>
          <table:table-cell table:style-name="ce46"/>
          <table:table-cell table:style-name="ce47" office:value-type="string">
            <text:p><text:a xlink:href="https://baike.baidu.com/item/xps/688711">https://baike.baidu.com/item/xps/688711</text:a></text:p>
            <text:p><text:span text:style-name="T2"><text:a xlink:href="https://www.jaima.or.jp/jp/analytical/basic/electronbeam/xps/">https://www.jaima.or.jp/jp/analytical/basic/electronbeam/xps/</text:a></text:span></text:p>
            <text:p><text:a xlink:href="https://www.ulvac-phi.com/ja/surface-analysis/xps/">https://www.ulvac-phi.com/ja/surface-analysis/xps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31T15:55:46.17">
            <text:p>05.31</text:p>
          </table:table-cell>
          <table:table-cell table:style-name="ce57"/>
          <table:table-cell table:style-name="ce64"/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0">
            <text:p>40</text:p>
          </table:table-cell>
          <table:table-cell table:style-name="ce46" office:value-type="string">
            <text:p>プラズマ装置 </text:p>
          </table:table-cell>
          <table:table-cell table:style-name="ce47" office:value-type="string">
            <text:p>https://axel.as-1.co.jp/asone/s/I0060000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1">
            <text:p>41</text:p>
          </table:table-cell>
          <table:table-cell table:style-name="ce46" office:value-type="string">
            <text:p>ガソリン消費量</text:p>
          </table:table-cell>
          <table:table-cell table:style-name="ce47" office:value-type="string">
            <text:p>http://goodspeed-mumu.com/2018/08/21/carfree-crudeoil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6">
            <text:p>46</text:p>
          </table:table-cell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">
            <text:p>47</text:p>
          </table:table-cell>
          <table:table-cell table:style-name="ce34" office:value-type="string">
            <text:p><text:s/>Plasma technology – a novel solution for CO2 conversion? </text:p>
          </table:table-cell>
          <table:table-cell table:style-name="ce36" office:value-type="string">
            <text:p>https://pubs.rsc.org/en/content/articlelanding/2017/cs/c6cs00066e#!divAbstract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3</text:p>
          </table:table-cell>
          <table:table-cell table:style-name="ce56" office:value-type="date" office:date-value="2020-05-31T16:23:22.56">
            <text:p>05.31</text:p>
          </table:table-cell>
          <table:table-cell table:style-name="ce56" office:value-type="date" office:date-value="2020-06-01T13:08:29.81">
            <text:p>06.01</text:p>
          </table:table-cell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1">
            <text:p>47.1</text:p>
          </table:table-cell>
          <table:table-cell table:style-name="ce34" office:value-type="string">
            <text:p>Mechanistic study of non-thermal plasma assisted CO2 hydrogenation over Ru supported on MgAl layered double hydroxide</text:p>
          </table:table-cell>
          <table:table-cell table:style-name="ce36" office:value-type="string">
            <text:p>https://www.sciencedirect.com/science/article/pii/S0926337320301673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2">
            <text:p>47.2</text:p>
          </table:table-cell>
          <table:table-cell table:style-name="ce34" office:value-type="string">
            <text:p>CO2 conversion by plasma technology: insights from modeling the plasma chemistry and plasma reactor design</text:p>
          </table:table-cell>
          <table:table-cell table:style-name="ce36" office:value-type="string">
            <text:p>https://iopscience.iop.org/article/10.1088/1361-6595/aa6ad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3">
            <text:p>47.3</text:p>
          </table:table-cell>
          <table:table-cell table:style-name="ce34" office:value-type="string">
            <text:p>Plasma-Catalytic Conversion of Carbon Dioxide</text:p>
          </table:table-cell>
          <table:table-cell table:style-name="ce36" office:value-type="string">
            <text:p>https://www.researchgate.net/publication/337953537_Plasma-Catalytic_Conversion_of_Carbon_Dioxide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4">
            <text:p>47.4</text:p>
          </table:table-cell>
          <table:table-cell table:style-name="ce34" office:value-type="string">
            <text:p>Plasma technology - a novel solution for CO2 conversion?</text:p>
          </table:table-cell>
          <table:table-cell table:style-name="ce36" office:value-type="string">
            <text:p>https://www.researchgate.net/publication/319214069_Plasma_technology_-_a_novel_solution_for_CO2_convers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5">
            <text:p>47.5</text:p>
          </table:table-cell>
          <table:table-cell table:style-name="ce34" office:value-type="string">
            <text:p>Non-thermal plasma technology for the conversion of CO2</text:p>
          </table:table-cell>
          <table:table-cell table:style-name="ce36" office:value-type="string">
            <text:p>https://www.sciencedirect.com/science/article/pii/S245222361630061X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6">
            <text:p>47.6</text:p>
          </table:table-cell>
          <table:table-cell table:style-name="ce34" office:value-type="string">
            <text:p>Plasma-photocatalytic conversion of CO2 at low temperatures: Understanding the synergistic effect of plasma-catalysis</text:p>
          </table:table-cell>
          <table:table-cell table:style-name="ce36" office:value-type="string">
            <text:p>https://www.sciencedirect.com/science/article/abs/pii/S0926337315301788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7">
            <text:p>47.7</text:p>
          </table:table-cell>
          <table:table-cell table:style-name="ce34" office:value-type="string">
            <text:p>Conversion of methane by CO2 + H2O + CH4 plasma</text:p>
          </table:table-cell>
          <table:table-cell table:style-name="ce36" office:value-type="string">
            <text:p>https://www.sciencedirect.com/science/article/pii/S030626191500273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8">
            <text:p>48</text:p>
          </table:table-cell>
          <table:table-cell table:style-name="ce34" office:value-type="string">
            <text:p>Plasma Chemistry</text:p>
          </table:table-cell>
          <table:table-cell table:style-name="ce36" office:value-type="string">
            <text:p>https://encyclopedia2.thefreedictionary.com/Plasma+Chemistry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9">
            <text:p>49</text:p>
          </table:table-cell>
          <table:table-cell table:style-name="ce34" office:value-type="string">
            <text:p>Gas-phase ion chemistry</text:p>
          </table:table-cell>
          <table:table-cell table:style-name="ce36" office:value-type="string">
            <text:p>https://en.wikipedia.org/wiki/Gas-phase_ion_chemistry#Gas_phase_ion_format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0T13:44:48.71">
            <text:p>2020/6/20 13:44</text:p>
          </table:table-cell>
          <table:table-cell table:style-name="ce14" table:formula="of:=NOW()" office:value-type="date" office:date-value="2020-06-20T13:44:48.71">
            <text:p>2020/6/20 13:44</text:p>
          </table:table-cell>
          <table:table-cell table:style-name="ce14" table:formula="of:=NOW()" office:value-type="date" office:date-value="2020-06-20T13:44:48.71">
            <text:p>2020/6/20 13:44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0T13:44:48.71">
            <text:p>2020/6/20 13:44</text:p>
          </table:table-cell>
          <table:table-cell table:style-name="ce14" table:formula="of:=NOW()" office:value-type="date" office:date-value="2020-06-20T13:44:48.71">
            <text:p>2020/6/20 13:44</text:p>
          </table:table-cell>
          <table:table-cell table:style-name="ce14" table:formula="of:=NOW()" office:value-type="date" office:date-value="2020-06-20T13:44:48.71">
            <text:p>2020/6/20 13:44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3:44:49.91">
            <text:p>2020/6/20 13:44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3)">
            <text:p>sn(13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3">
            <text:p>13</text:p>
          </table:table-cell>
          <table:table-cell table:style-name="ce29" office:value-type="string">
            <text:p>co2 plasma conversion</text:p>
          </table:table-cell>
          <table:table-cell table:style-name="ce36" office:value-type="string">
            <text:p>https://duckduckgo.com/?q=co2+plasma+conversion&amp;ia=web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31T16:20:32.2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プラズマ発生装置 仕組み</text:p>
          </table:table-cell>
          <table:table-cell table:number-columns-repeated="6"/>
          <table:table-cell office:value-type="date" office:date-value="2020-05-31T16:24:30.05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3:44:49.91">
            <text:p>2020/6/20 13:44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6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6-20T13:44:49.96">
            <text:p>2020/6/20 13:44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3_docs.A1:3_docs.L96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20/06/20</text:date>, <text:time>13:4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20T13:44:49.58</dc:date>
    <dc:creator>iwabuchi ken</dc:creator>
    <meta:editing-duration>P1DT3H15M9S</meta:editing-duration>
    <meta:editing-cycles>141</meta:editing-cycles>
    <meta:generator>OpenOffice/4.1.3$Win32 OpenOffice.org_project/413m1$Build-9783</meta:generator>
    <meta:document-statistic meta:table-count="7" meta:cell-count="917" meta:object-count="0"/>
  </office:meta>
</office:document-meta>
</file>